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Dec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Goal</text:p>
          </table:table-cell>
          <table:table-cell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style-name="ce2" table:formula="oooc:=[.C3]-[.D3]" office:value-type="float" office:value="4.25">
            <text:p>+4.25</text:p>
          </table:table-cell>
          <table:table-cell office:value-type="float" office:value="319.5">
            <text:p>319.5</text:p>
          </table:table-cell>
          <table:table-cell table:style-name="ce3" office:value-type="float" office:value="24028">
            <text:p>24028</text:p>
          </table:table-cell>
          <table:table-cell office:value-type="float" office:value="1501">
            <text:p>1501</text:p>
          </table:table-cell>
          <table:table-cell table:formula="oooc:=[.G3]/[.F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  <table:table-row table:style-name="ro1">
          <table:table-cell office:value-type="date" office:date-value="2008-12-01">
            <text:p>12/01/08</text:p>
          </table:table-cell>
          <table:table-cell office:value-type="float" office:value="0">
            <text:p>0</text:p>
          </table:table-cell>
          <table:table-cell table:formula="oooc:=[.C3]+[.B4]" office:value-type="float" office:value="49.25">
            <text:p>49.25</text:p>
          </table:table-cell>
          <table:table-cell office:value-type="float" office:value="46.5">
            <text:p>46.5</text:p>
          </table:table-cell>
          <table:table-cell table:style-name="ce2" table:formula="oooc:=[.C4]-[.D4]" office:value-type="float" office:value="2.75">
            <text:p>+2.75</text:p>
          </table:table-cell>
          <table:table-cell table:formula="oooc:=[.F3]+[.B4]" office:value-type="float" office:value="319.5">
            <text:p>319.5</text:p>
          </table:table-cell>
          <table:table-cell table:style-name="ce3" office:value-type="float" office:value="24029">
            <text:p>24029</text:p>
          </table:table-cell>
          <table:table-cell table:formula="oooc:=[.G4]-[.G3]" office:value-type="float" office:value="1">
            <text:p>1</text:p>
          </table:table-cell>
          <table:table-cell table:formula="oooc:=[.G4]/[.F4]" office:value-type="float" office:value="75.20813771518">
            <text:p>75.21</text:p>
          </table:table-cell>
          <table:table-cell office:value-type="string">
            <text:p>Took a day off!</text:p>
          </table:table-cell>
          <table:table-cell table:number-columns-repeated="2"/>
        </table:table-row>
        <table:table-row table:style-name="ro1">
          <table:table-cell office:value-type="date" office:date-value="2008-12-02">
            <text:p>12/02/08</text:p>
          </table:table-cell>
          <table:table-cell table:number-columns-repeated="11"/>
        </table:table-row>
      </table:table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table:formula="oooc:=[.C32]+[.B33]"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4.25">
            <text:p>+4.25</text:p>
          </table:table-cell>
          <table:table-cell table:formula="oooc:=[.F32]+[.B33]"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table:formula="oooc:=[.G33]-[.G32]" office:value-type="float" office:value="1501">
            <text:p>1501</text:p>
          </table:table-cell>
          <table:table-cell table:formula="oooc:=[.G33]/[.F3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 table:number-columns-repeated="3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76728559677224">
            <text:p>0.7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20T17:12:50.253811">
            <text:p>06/20/09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39887679376328">
            <text:p>0.74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08T00:48:59.734052">
            <text:p>08/08/09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72346065491352">
            <text:p>0.6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25T02:30:17.39218">
            <text:p>09/25/09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599431823229162">
            <text:p>0.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15T11:07:12.897033">
            <text:p>11/15/09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53603338704782">
            <text:p>0.4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08T11:52:48.901725">
            <text:p>09/08/09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2-02T17:24:10">
            <text:p>12/02/08</text:p>
          </table:table-cell>
          <table:table-cell table:formula="oooc:=DAYS(NOW();1/1/8)" office:value-type="float" office:value="39784.6001157407">
            <text:p>39784.6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93959524067566">
            <text:p>0.2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26T01:29:13.014184">
            <text:p>07/26/10</text:p>
          </table:table-cell>
          <table:table-cell/>
          <table:table-cell table:style-name="ce3" table:formula="oooc:=DAYS(NOW();[January.A4])" office:value-type="float" office:value="325.725115740737">
            <text:p>325.73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12/02/2008</text:date>, <text:time>17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2-02T17:24:10</dc:date>
    <meta:editing-cycles>228</meta:editing-cycles>
    <meta:editing-duration>P18DT9H37M43S</meta:editing-duration>
    <meta:user-defined meta:name="Info 1"/>
    <meta:user-defined meta:name="Info 2"/>
    <meta:user-defined meta:name="Info 3"/>
    <meta:user-defined meta:name="Info 4"/>
    <meta:document-statistic meta:table-count="12" meta:cell-count="3276"/>
  </office:meta>
</office:document-meta>
</file>